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margin-left="1.64cm" fo:margin-right="1.376cm" fo:text-align="justify" style:justify-single-word="false" fo:text-indent="-0.026cm" style:auto-text-indent="false"/>
      <style:text-properties style:font-name="Verdana" fo:font-size="10pt" style:text-underline-style="none" fo:font-weight="normal" style:font-size-asian="10pt" style:font-weight-asian="normal" style:font-size-complex="10pt" style:font-weight-complex="normal"/>
    </style:style>
    <style:style style:name="P11" style:family="paragraph" style:parent-style-name="Standard" style:master-page-name="">
      <style:paragraph-properties fo:margin-left="1.64cm" fo:margin-right="1.376cm" fo:text-align="justify" style:justify-single-word="false" fo:text-indent="-0.026cm" style:auto-text-indent="false" style:page-number="auto"/>
      <style:text-properties style:font-name="Verdana"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1.614cm" fo:margin-right="1.376cm" fo:text-align="justify" style:justify-single-word="false" fo:text-indent="0cm" style:auto-text-indent="false"/>
      <style:text-properties style:font-name="Verdana"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cm" fo:margin-right="1.376cm" fo:text-align="justify" style:justify-single-word="false"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14" style:family="paragraph" style:parent-style-name="Standard">
      <style:paragraph-properties fo:margin-left="0cm" fo:margin-right="1.376cm" fo:text-align="justify"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font-name="Times New Roman" fo:font-size="12pt" style:text-underline-style="none" fo:font-weight="normal" style:font-size-asian="12pt" style:font-weight-asian="normal" style:font-size-complex="12pt" style:font-weight-complex="normal"/>
    </style:style>
    <style:style style:name="T3"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atégies Concurrentes et</text:p>
      <text:p text:style-name="P1">Stratégie Marketing de Voyage-Voyages</text:p>
      <text:p text:style-name="P2"/>
      <text:p text:style-name="P3">Les concurrents choisi sont</text:p>
      <text:p text:style-name="P3">Fram : <text:a xlink:type="simple" xlink:href="https://www.fram.fr/" text:style-name="Internet_20_link" text:visited-style-name="Visited_20_Internet_20_Link">https://www.fram.fr/</text:a></text:p>
      <text:p text:style-name="P9">Havas voyages : <text:a xlink:type="simple" xlink:href="https://www.havas-voyages.fr/" text:style-name="Internet_20_link" text:visited-style-name="Visited_20_Internet_20_Link">https://www.havas-voyages.fr/</text:a></text:p>
      <text:p text:style-name="P3">Selectour : <text:a xlink:type="simple" xlink:href="https://www.selectour.com/" text:style-name="Internet_20_link" text:visited-style-name="Visited_20_Internet_20_Link">https://www.selectour.com/</text:a></text:p>
      <text:p text:style-name="P3"/>
      <text:p text:style-name="P3"/>
      <text:p text:style-name="P3"/>
      <text:p text:style-name="P3"/>
      <text:p text:style-name="P3"/>
      <text:p text:style-name="P6"/>
      <text:p text:style-name="P6"/>
      <text:p text:style-name="P6"/>
      <text:p text:style-name="P6"/>
      <text:p text:style-name="P6"/>
      <text:p text:style-name="P5"/>
      <text:p text:style-name="P4"><text:tab/><text:tab/><text:span text:style-name="T1">Page d'accueil</text:span></text:p>
      <text:p text:style-name="P4"/>
      <text:p text:style-name="P4"><text:tab/>On remarque sur chaque site concurrent la possibilité pour le client de rechercher une offre selon des critères : la destination, la durée du séjour, le début du séjour sont des éléments qui reviennent. D'autres éléments peuvent être présent comme le lieux de départ la pension ou la catégorie d'hotel.</text:p>
      <text:p text:style-name="P4"/>
      <text:p text:style-name="P4"><text:tab/>On peut observer un élément récurrent, sous différentes formes, pour présenter des voyages/destinations d'un simple coup d'oeil. Une section de bons plans, de sélection d'agences, ou de destinations qui se présente sous forme de cartes plus ou moins détaillé selon la navigation du visiteurs permet une une accroche visuel du potentiel client.</text:p>
      <text:p text:style-name="P4"/>
      <text:p text:style-name="P4"><text:tab/>De la même manière, chaque site contient une autre section qui propose des séjours. Plus ciblée, comme sur le site de Fram pour des départs de dernières minutes, ou selon des destinations particulières sur le site d'Havas ou Selectour. Chaque cas présente une stratégie commerciale différentes propre aux agences.</text:p>
      <text:p text:style-name="P4"/>
      <text:p text:style-name="P4"><text:tab/>Pour les moyens de contact, on observe, encore une fois, différentes approches. Fram mets en avant sa grande quantité d'agences (en France) et pousse le clients qui a besoin d'informations a rechercher l'agence la plus proche et y mise sa communication. Une approche similaire est en place sur le site d'Havas avec un formulaire de recherche d'agence. Au contraire, Selectour mise sur ses conseillers. </text:p>
      <text:p text:style-name="P4"/>
      <text:p text:style-name="P4"><text:tab/>Le formulaire de recherche ainsi qu'une section de propositions de séjours/destinations sont un bon départ pour structurer la page d'accueil et construire le reste autour de ses éléments. On peut y rajouter des séjours plus ciblé (par exemple des remises plus avantageuse pour attirer le clients sur des offres moins cher et le faire naviguer sur le site), un moyen de trouver l'agence la plus proche à l'image d'Havas Voyages. Le Menu de navigation contiendra 3 éléments : </text:p>
      <text:p text:style-name="P4"><text:tab/>- Destination qui sera un menu déroulant une liste de lieux menant à une page répertoriant les destinations</text:p>
      <text:p text:style-name="P4"><text:tab/>- Séjours qui sera un menu déroulant selon le type de séjours voulu (Séjours en Famille, Bien-être, Club, Voyages de noces)</text:p>
      <text:p text:style-name="P4"><text:tab/>- La page à propos. </text:p>
      <text:p text:style-name="P4"/>
      <text:p text:style-name="P4"/>
      <text:p text:style-name="P4"><text:soft-page-break/></text:p>
      <text:p text:style-name="P4"><text:tab/><text:tab/><text:span text:style-name="T1">Page Détails de séjours</text:span></text:p>
      <text:p text:style-name="P4"><text:tab/></text:p>
      <text:p text:style-name="P4"><text:tab/>Sur les 3 sites, les pages de Séjours sont construites sur un modèle : une ou plusieurs photo, les Tarifs (au dessus de la ligne de flottaison ), un paragraphe de description/détails du séjour (la localisation, note/avis des anciens clients au dessus de la ligne de flottaison alors que les détails sont plus bas), un formulaire de réservation détaillant la ville de départ, la date de départ(sous la forme d'un calendrier sur Havas par exemple, ou une liste sur Selectour), le nombre de participant, la durée du séjour</text:p>
      <text:p text:style-name="P4"/>
      <text:p text:style-name="P4"/>
      <text:p text:style-name="P4"/>
      <text:p text:style-name="P4"><text:tab/><text:tab/><text:span text:style-name="T1">Page de Contact</text:span></text:p>
      <text:p text:style-name="P4"/>
      <text:p text:style-name="P4"><text:tab/>Un formulaire standart de contact renseignant le Nom et Prénom, l'Email et/ou téléphone du client ainsi que sa demande/message.</text:p>
      <text:p text:style-name="P4"/>
      <text:p text:style-name="P4"/>
      <text:p text:style-name="P4"/>
      <text:p text:style-name="P4"><text:tab/><text:tab/><text:span text:style-name="T1">Page A propos</text:span></text:p>
      <text:p text:style-name="P4"><text:tab/></text:p>
      <text:p text:style-name="P4"><text:tab/>Dans la page à propos, je vais insérer un paragraphe mettant en scène le Persona type correspondant à la clientèle de la compagnie de voyages. Ainsi je vais rédiger un récit où le client s'identifiera (en gardant une syntaxe commerciale) avec une mise en scène définissant le persona et présentant le problème rencontrer, ensuite notre agence voyages entre en scène et trouve une solution, et il ne reste que le choix du clients. Ce qui nous donne :</text:p>
      <text:p text:style-name="P4"/>
      <text:p text:style-name="P11">« Vous voulez être dépaysé, vous ressourcer, ou découvrir une région du Monde ? Que vous soyez seul, avec un groupe d'amis, ou en famille, il existe des voyages qui vous correspond. Seulement lequel choisir ?</text:p>
      <text:p text:style-name="P10"/>
      <text:p text:style-name="P10">Nos agences Voyage-voyages relève le défi et vous trouve un séjour respectant vos attentes.</text:p>
      <text:p text:style-name="P10"/>
      <text:p text:style-name="P10">Selon votre budget, vos souhait, et le nombre de participant nous vous proposerons des solutions adaptées pour vous aider à passer un séjour inoubliable.</text:p>
      <text:p text:style-name="P10"/>
      <text:p text:style-name="P10">Déjà des milliers de personnes nous ont fait confiance pour réaliser leur rêves, que diriez-vous d'en faire autant ? »</text:p>
      <text:p text:style-name="P12"/>
      <text:p text:style-name="P12"/>
      <text:p text:style-name="P12"/>
      <text:p text:style-name="P12"/>
      <text:p text:style-name="P13"><text:tab/><text:tab/><text:span text:style-name="T1">Page Espace éditeur</text:span></text:p>
      <text:p text:style-name="P14"/>
      <text:p text:style-name="P13"><text:tab/>Sur cette page, l'éditeur pourra créer des offres de voyages grâce à un formulaire :</text:p>
      <text:p text:style-name="P13">- Titre du séjours/lieux/hotels</text:p>
      <text:p text:style-name="P8">- Localisation</text:p>
      <text:p text:style-name="P8">- Actvités proposées</text:p>
      <text:p text:style-name="P8">- Résumé descriptif et description complète</text:p>
      <text:p text:style-name="P8">- Prix et Remise</text:p>
      <text:p text:style-name="P8"/>
      <text:p text:style-name="P8"><text:tab/>L'éditeur pourra publier une annonce de séjour et elle apparaîtra sur la page d'accueil.</text:p>
      <text:p text:style-name="P8"><text:soft-page-break/></text:p>
      <text:p text:style-name="P7"><text:span text:style-name="T2"><text:tab/><text:tab/></text:span><text:span text:style-name="T3">Cas Particuliers</text:span></text:p>
      <text:p text:style-name="P8"><text:tab/></text:p>
      <text:p text:style-name="P8"><text:tab/>Avant d'arriver sur la page du séjour que le client recherche, il va passer par d'autre page qui affineront peu à peu sa recherche. </text:p>
      <text:p text:style-name="P8"/>
      <text:p text:style-name="P8"><text:tab/>Sur le site de Fram, après avoir fait une première sélection par la Barre de navigation le client se trouve sur une liste d'annonce avec des filtres pour affiner sa recherche. Le site donne quelques informations supplémentaires pour aider le clients. (note d'avis, avantages du lieux,...).</text:p>
      <text:p text:style-name="P8"/>
      <text:p text:style-name="P8"><text:tab/>Sur le site de Selectour, le clients commence par choisir sa destination, puis son type de séjours (croisière, circuits, hotels, …). Après ce choix le clients se trouve sur un système de carte (avec le prix du séjours, nom, la durée).</text:p>
      <text:p text:style-name="P8"/>
      <text:p text:style-name="P8"/>
      <text:p text:style-name="P8"><text:tab/><text:tab/><text:span text:style-name="T1">Ajustements de l'interface utilisateur</text:span></text:p>
      <text:p text:style-name="P8"/>
      <text:p text:style-name="P8"><text:tab/>Pour parfaire l'expérience utilisateur, j'apporte quelques modifications des wireframes lors de la création des maquettes. Une approche intéressante serait de placé la barre de recherche avant la barre de navigation et ainsi priorisé la recherche d'un produit avant de naviguer sur la page. </text:p>
      <text:p text:style-name="P8"/>
      <text:p text:style-name="P8"><text:tab/>Pour garder une cohérence graphique, les boutons de l'interface, les cartes des produits (en différenciant les produits mis en avant et les ''offres avantageuses'' ) <text:s/>seront standardisé.</text:p>
      <text:p text:style-name="P8"/>
      <text:p text:style-name="P8"><text:tab/>Chaque page Séjour sera construite sur le même patron pour ne pas perdre le client lors de sa navigation et qu'il sache où regarder les informations dont il a besoin du premier coup d'oeil. On peut l'aider en plaçant correctement les informations importantes le plus en haut de la page.</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19T13:43:44.84</meta:creation-date>
    <dc:date>2023-01-25T09:57:27.63</dc:date>
    <meta:editing-duration>PT14H1M6S</meta:editing-duration>
    <meta:editing-cycles>14</meta:editing-cycles>
    <meta:generator>OpenOffice/4.1.7$Win32 OpenOffice.org_project/417m1$Build-9800</meta:generator>
    <meta:document-statistic meta:table-count="0" meta:image-count="0" meta:object-count="0" meta:page-count="3" meta:paragraph-count="44" meta:word-count="937" meta:character-count="5837"/>
  </office:meta>
</office:document-meta>
</file>